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73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94370</text:p>
          </table:table-cell>
          <table:table-cell office:value-type="string" calcext:value-type="string">
            <text:p>0.000977249</text:p>
          </table:table-cell>
          <table:table-cell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0.000599295</text:p>
          </table:table-cell>
          <table:table-cell table:style-name="ce9" office:value-type="string" calcext:value-type="string">
            <text:p>0.000612270</text:p>
          </table:table-cell>
          <table:table-cell table:style-name="ce9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517953</text:p>
          </table:table-cell>
          <table:table-cell office:value-type="string" calcext:value-type="string">
            <text:p>0.001060623</text:p>
          </table:table-cell>
          <table:table-cell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0.002468816</text:p>
          </table:table-cell>
          <table:table-cell table:style-name="ce9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006755420</text:p>
          </table:table-cell>
          <table:table-cell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0.008479492</text:p>
          </table:table-cell>
          <table:table-cell table:style-name="ce9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020731878</text:p>
          </table:table-cell>
          <table:table-cell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0.032659626</text:p>
          </table:table-cell>
          <table:table-cell table:style-name="ce9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064750503</text:p>
          </table:table-cell>
          <table:table-cell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0.131478479</text:p>
          </table:table-cell>
          <table:table-cell table:style-name="ce9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or</text:p>
          </table:table-cell>
          <table:table-cell table:style-name="ce10" office:value-type="string" calcext:value-type="string">
            <text:p>0.127703240</text:p>
          </table:table-cell>
          <table:table-cell table:style-name="ce10"/>
        </table:table-row>
      </table:table>
      <table:table table:name="Atc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8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7"/>
          <table:table-cell table:style-name="ce9"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7"/>
          <table:table-cell table:style-name="ce9"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7"/>
          <table:table-cell table:style-name="ce9"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7"/>
          <table:table-cell table:style-name="ce9" table:number-columns-repeated="3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9" table:number-columns-repeated="4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1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07:23.020215819</meta:creation-date>
    <dc:date>2020-02-25T11:22:03.870972048</dc:date>
    <meta:editing-duration>PT3M50S</meta:editing-duration>
    <meta:editing-cycles>1</meta:editing-cycles>
    <meta:document-statistic meta:table-count="2" meta:cell-count="65" meta:object-count="0"/>
    <meta:generator>LibreOffice/6.0.7.3$Linux_X86_64 LibreOffice_project/00m0$Build-3</meta:generator>
  </office:meta>
</office:document-meta>
</file>